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Arial" svg:font-family="Arial" style:font-family-generic="roman" style:font-pitch="variable"/>
    <style:font-face style:name="Consolas1"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2" svg:font-family="Consola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5in" fo:margin-left="-0.075in" fo:margin-top="0in" fo:margin-bottom="0in" table:align="left"/>
    </style:style>
    <style:style style:name="Table1.A" style:family="table-column">
      <style:table-column-properties style:column-width="3.2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139in solid #000001"/>
    </style:style>
    <style:style style:name="Table2" style:family="table">
      <style:table-properties style:width="6.5in" fo:margin-left="-0.075in" fo:margin-top="0in" fo:margin-bottom="0in" table:align="left"/>
    </style:style>
    <style:style style:name="Table2.A" style:family="table-column">
      <style:table-column-properties style:column-width="3.25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139in solid #000001"/>
    </style:style>
    <style:style style:name="P1" style:family="paragraph" style:parent-style-name="Standard">
      <style:paragraph-properties fo:text-align="justify" style:justify-single-word="false"/>
    </style:style>
    <style:style style:name="P2" style:family="paragraph" style:parent-style-name="Standard">
      <style:paragraph-properties fo:line-height="100%" fo:orphans="0" fo:widows="0"/>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Standard">
      <style:paragraph-properties style:text-autospace="none"/>
    </style:style>
    <style:style style:name="P5" style:family="paragraph" style:parent-style-name="Standard">
      <style:paragraph-properties fo:margin-left="0.5in" fo:margin-right="0in" fo:text-align="justify" style:justify-single-word="false" fo:text-indent="-0.25in" style:auto-text-indent="false"/>
      <style:text-properties fo:background-color="#ff3300"/>
    </style:style>
    <style:style style:name="P6" style:family="paragraph" style:parent-style-name="Standard">
      <style:paragraph-properties fo:margin-left="0.5in" fo:margin-right="0in" fo:text-align="justify" style:justify-single-word="false" fo:text-indent="-0.25in" style:auto-text-indent="false"/>
      <style:text-properties fo:background-color="#ffffcc"/>
    </style:style>
    <style:style style:name="P7" style:family="paragraph" style:parent-style-name="Standard">
      <style:paragraph-properties fo:margin-left="0.5in" fo:margin-right="0in" fo:text-align="justify" style:justify-single-word="false" fo:text-indent="-0.25in" style:auto-text-indent="false"/>
      <style:text-properties fo:background-color="transparent"/>
    </style:style>
    <style:style style:name="P8" style:family="paragraph" style:parent-style-name="Text_20_body">
      <style:paragraph-properties fo:margin-left="0.5in" fo:margin-right="0in" fo:text-align="justify" style:justify-single-word="false" fo:text-indent="-0.25in" style:auto-text-indent="false"/>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keep-with-next="auto"/>
    </style:style>
    <style:style style:name="P11" style:family="paragraph" style:parent-style-name="Standard">
      <style:paragraph-properties fo:margin-left="0in" fo:margin-right="0in" fo:margin-top="0in" fo:margin-bottom="0in" fo:line-height="115%" fo:text-align="justify" style:justify-single-word="false" fo:keep-together="auto" fo:orphans="2" fo:widows="2" fo:text-indent="0in" style:auto-text-indent="false" fo:keep-with-next="auto"/>
    </style:style>
    <style:style style:name="P12" style:family="paragraph" style:parent-style-name="Text_20_body">
      <style:text-properties fo:background-color="#ffffcc"/>
    </style:style>
    <style:style style:name="P13" style:family="paragraph" style:parent-style-name="Preformatted_20_Text">
      <style:text-properties fo:color="#000000"/>
    </style:style>
    <style:style style:name="P14" style:family="paragraph" style:parent-style-name="Preformatted_20_Text">
      <style:paragraph-properties fo:margin-top="0in" fo:margin-bottom="0.1965in"/>
      <style:text-properties fo:color="#000000"/>
    </style:style>
    <style:style style:name="P15" style:family="paragraph" style:parent-style-name="Standard" style:master-page-name="Standard">
      <style:paragraph-properties style:page-number="auto"/>
    </style:style>
    <style:style style:name="P16" style:family="paragraph" style:parent-style-name="Standard" style:list-style-name="L1"/>
    <style:style style:name="P17" style:family="paragraph" style:parent-style-name="Standard" style:list-style-name="WWNum1">
      <style:paragraph-properties fo:margin-left="0.5in" fo:margin-right="0in" fo:text-indent="-0.25in" style:auto-text-indent="false"/>
    </style:style>
    <style:style style:name="P18" style:family="paragraph" style:parent-style-name="Standard" style:list-style-name="WWNum1">
      <style:paragraph-properties fo:margin-left="0.5in" fo:margin-right="0in" fo:text-align="justify" style:justify-single-word="false" fo:text-indent="-0.25in" style:auto-text-indent="false"/>
    </style:style>
    <style:style style:name="P19" style:family="paragraph" style:parent-style-name="Standard" style:list-style-name="WWNum2">
      <style:paragraph-properties fo:margin-left="0.5in" fo:margin-right="0in" fo:text-align="justify" style:justify-single-word="false" fo:text-indent="-0.25in" style:auto-text-indent="false"/>
    </style:style>
    <style:style style:name="P20" style:family="paragraph" style:parent-style-name="Standard" style:list-style-name="WWNum1">
      <style:paragraph-properties fo:margin-left="0.5in" fo:margin-right="0in" fo:text-align="justify" style:justify-single-word="false" fo:text-indent="-0.25in" style:auto-text-indent="false" fo:break-before="page"/>
    </style:style>
    <style:style style:name="P21" style:family="paragraph" style:parent-style-name="Standard" style:list-style-name="WWNum2">
      <style:paragraph-properties fo:margin-left="0.5in" fo:margin-right="0in" fo:text-align="justify" style:justify-single-word="false" fo:text-indent="-0.25in" style:auto-text-indent="false" fo:break-before="page"/>
    </style:style>
    <style:style style:name="P22" style:family="paragraph" style:parent-style-name="Standard" style:list-style-name="WWNum2">
      <style:paragraph-properties fo:margin-left="0.5in" fo:margin-right="0in" fo:margin-top="0in" fo:margin-bottom="0in" fo:line-height="115%" fo:text-align="justify" style:justify-single-word="false" fo:keep-together="auto" fo:orphans="2" fo:widows="2" fo:text-indent="-0.25in" style:auto-text-indent="false" fo:keep-with-next="auto"/>
    </style:style>
    <style:style style:name="P23" style:family="paragraph" style:parent-style-name="Standard" style:list-style-name="WWNum1">
      <style:paragraph-properties fo:margin-left="1in" fo:margin-right="0in" fo:text-align="justify" style:justify-single-word="false" fo:text-indent="-0.25in" style:auto-text-indent="false"/>
    </style:style>
    <style:style style:name="P24" style:family="paragraph" style:parent-style-name="Standard" style:list-style-name="WWNum4">
      <style:paragraph-properties fo:margin-left="1in" fo:margin-right="0in" fo:text-align="justify" style:justify-single-word="false" fo:text-indent="-0.25in" style:auto-text-indent="false"/>
    </style:style>
    <style:style style:name="P25" style:family="paragraph" style:parent-style-name="Standard" style:list-style-name="WWNum2">
      <style:paragraph-properties fo:margin-left="1in" fo:margin-right="0in" fo:text-align="justify" style:justify-single-word="false" fo:text-indent="-0.25in" style:auto-text-indent="false"/>
    </style:style>
    <style:style style:name="P26" style:family="paragraph" style:parent-style-name="Standard" style:list-style-name="WWNum3">
      <style:paragraph-properties fo:margin-left="1in" fo:margin-right="0in" fo:text-align="justify" style:justify-single-word="false" fo:text-indent="-0.25in" style:auto-text-indent="false"/>
    </style:style>
    <style:style style:name="P27"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keep-with-next="auto"/>
      <style:text-properties fo:color="#795da3" style:font-name="Consolas1" fo:font-size="9pt" style:font-name-asian="Consolas2" style:font-size-asian="9pt" style:font-name-complex="Consolas2" style:font-size-complex="9pt"/>
    </style:style>
    <style:style style:name="P28"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keep-with-next="auto"/>
      <style:text-properties fo:color="#333333" style:font-name="Consolas1" fo:font-size="9pt" style:font-name-asian="Consolas2" style:font-size-asian="9pt" style:font-name-complex="Consolas2" style:font-size-complex="9pt"/>
    </style:style>
    <style:style style:name="P29" style:family="paragraph" style:parent-style-name="Text_20_body">
      <style:text-properties fo:background-color="#ffffcc"/>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color="#0000ff"/>
    </style:style>
    <style:style style:name="T4" style:family="text">
      <style:text-properties fo:color="#0000ff" style:font-name="Consolas" fo:font-size="9.5pt" style:font-name-asian="Consolas" style:font-size-asian="9.5pt" style:font-name-complex="Consolas" style:font-size-complex="9.5pt"/>
    </style:style>
    <style:style style:name="T5" style:family="text">
      <style:text-properties fo:color="#008000"/>
    </style:style>
    <style:style style:name="T6" style:family="text">
      <style:text-properties fo:color="#000000"/>
    </style:style>
    <style:style style:name="T7" style:family="text">
      <style:text-properties fo:color="#000000" style:font-name="Consolas" fo:font-size="9.5pt" style:font-name-asian="Consolas" style:font-size-asian="9.5pt" style:font-name-complex="Consolas" style:font-size-complex="9.5pt"/>
    </style:style>
    <style:style style:name="T8" style:family="text">
      <style:text-properties fo:color="#a31515" style:font-name="Consolas" fo:font-size="9.5pt" style:font-name-asian="Consolas" style:font-size-asian="9.5pt" style:font-name-complex="Consolas" style:font-size-complex="9.5pt"/>
    </style:style>
    <style:style style:name="T9" style:family="text">
      <style:text-properties fo:color="#2b91af" style:font-name="Consolas" fo:font-size="9.5pt" style:font-name-asian="Consolas" style:font-size-asian="9.5pt" style:font-name-complex="Consolas" style:font-size-complex="9.5pt"/>
    </style:style>
    <style:style style:name="T10" style:family="text">
      <style:text-properties fo:color="#ff00cc"/>
    </style:style>
    <style:style style:name="T11" style:family="text">
      <style:text-properties fo:color="#ff00cc" style:font-name="Consolas" fo:font-size="9.5pt" style:font-name-asian="Consolas" style:font-size-asian="9.5pt" style:font-name-complex="Consolas" style:font-size-complex="9.5pt"/>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Name: _______________________________________</text:p>
      <text:p text:style-name="Standard"/>
      <text:list xml:id="list1545078790519967526" text:style-name="WWNum1">
        <text:list-item>
          <text:p text:style-name="P17">Please make sure you follow the same naming conventions that were used in homeworks before.</text:p>
        </text:list-item>
        <text:list-item>
          <text:p text:style-name="P18">Submit the entire exam as one solution with appropriate project names. <text:span text:style-name="T1">No need to checkin the solution in GitHub</text:span>. Instead zip and send me the entire solution.</text:p>
        </text:list-item>
        <text:list-item>
          <text:p text:style-name="P18">In addition, please submit a soft copy of this exam with the answers filled in (for non programmatic questions). </text:p>
        </text:list-item>
        <text:list-item>
          <text:p text:style-name="P18">To zip the solution, right click the solution folder and select ‘Send To’ -&gt; ‘Compressed zip folder’. Email me the zip file along with the soft copy of this doc (with answers filled in).</text:p>
        </text:list-item>
        <text:list-item>
          <text:p text:style-name="P18">Points will be taken off if naming conventions and standards are not followed</text:p>
        </text:list-item>
        <text:list-item>
          <text:p text:style-name="P18">Values in <text:span text:style-name="T1">bold</text:span> will be entered as input by the user.</text:p>
        </text:list-item>
        <text:list-item>
          <text:p text:style-name="P18">For all the programs, <text:s/>(similar to homework)</text:p>
          <text:list>
            <text:list-item>
              <text:p text:style-name="P23">Make sure the input is asked in a loop, till the user enters the value <text:span text:style-name="T1">Quit</text:span>.</text:p>
            </text:list-item>
            <text:list-item>
              <text:p text:style-name="P23">Make sure if the program is expecting an integer and if the user enters a string, then the program shows a warning message and asks the user to input the value again.</text:p>
            </text:list-item>
            <text:list-item>
              <text:p text:style-name="P23">Pay attention to how the program is structure. The “Program” class and the “Main” method should have the bare minimum and rest should go to appropriate classes. Remember all the good practices we discussed in class.</text:p>
            </text:list-item>
          </text:list>
        </text:list-item>
        <text:list-item>
          <text:p text:style-name="P18">The exam will be for a total of 100 points.</text:p>
          <text:list>
            <text:list-item>
              <text:p text:style-name="P23">Questions 1 to 6 = 20 Points</text:p>
            </text:list-item>
            <text:list-item>
              <text:p text:style-name="P23">Questions 7 to 12 = 80 Points</text:p>
            </text:list-item>
          </text:list>
        </text:list-item>
        <text:list-item>
          <text:p text:style-name="P18">Last date for submission - March 31st</text:p>
        </text:list-item>
      </text:list>
      <text:p text:style-name="Standard">All the best !</text:p>
      <text:list xml:id="list31611187" text:continue-numbering="true" text:style-name="WWNum1">
        <text:list-item>
          <text:p text:style-name="P20"/>
        </text:list-item>
      </text:list>
      <text:list xml:id="list5599932481588649462" text:style-name="WWNum2">
        <text:list-item>
          <text:p text:style-name="P19">Match the different parts of the program below.<text:tab/><text:a xlink:type="simple" xlink:href="https://github.com/carethik2k/C_Sharp_Class/blob/master/Exam_1/Question_1/Program.cs" text:style-name="Internet_20_link" text:visited-style-name="Visited_20_Internet_20_Link"><text:span text:style-name="T2">https://github.com/carethik2k/C_Sharp_Class/blob/master/Exam_1/Question_1/Program.cs</text:span></text:a></text:p>
        </text:list-item>
      </text:list>
      <text:p text:style-name="P9"/>
      <text:p text:style-name="P9"/>
      <table:table table:name="Table1" table:style-name="Table1">
        <table:table-column table:style-name="Table1.A" table:number-columns-repeated="2"/>
        <table:table-row table:style-name="Table1.1">
          <table:table-cell table:style-name="Table1.A1" office:value-type="string">
            <text:p text:style-name="P27">Question_1 <text:s text:c="3"/>--Namespace</text:p>
          </table:table-cell>
          <table:table-cell table:style-name="Table1.A1" office:value-type="string">
            <text:p text:style-name="P2">Directive</text:p>
          </table:table-cell>
        </table:table-row>
        <table:table-row table:style-name="Table1.1">
          <table:table-cell table:style-name="Table1.A1" office:value-type="string">
            <text:p text:style-name="P27">public Demo() ----Constructor</text:p>
          </table:table-cell>
          <table:table-cell table:style-name="Table1.A1" office:value-type="string">
            <text:p text:style-name="P2">Class</text:p>
          </table:table-cell>
        </table:table-row>
        <table:table-row table:style-name="Table1.1">
          <table:table-cell table:style-name="Table1.A1" office:value-type="string">
            <text:p text:style-name="P27">public Demo(int testValue) - Parameterized Constructor</text:p>
          </table:table-cell>
          <table:table-cell table:style-name="Table1.A1" office:value-type="string">
            <text:p text:style-name="P10">Property</text:p>
          </table:table-cell>
        </table:table-row>
        <table:table-row table:style-name="Table1.1">
          <table:table-cell table:style-name="Table1.A1" office:value-type="string">
            <text:p text:style-name="P27">_testVar <text:s/>----Field</text:p>
          </table:table-cell>
          <table:table-cell table:style-name="Table1.A1" office:value-type="string">
            <text:p text:style-name="P10">Constructor</text:p>
          </table:table-cell>
        </table:table-row>
        <table:table-row table:style-name="Table1.1">
          <table:table-cell table:style-name="Table1.A1" office:value-type="string">
            <text:p text:style-name="P28">TestVar <text:s/>--- <text:s/>property</text:p>
          </table:table-cell>
          <table:table-cell table:style-name="Table1.A1" office:value-type="string">
            <text:p text:style-name="P10">Object / Instance</text:p>
          </table:table-cell>
        </table:table-row>
        <table:table-row table:style-name="Table1.1">
          <table:table-cell table:style-name="Table1.A1" office:value-type="string">
            <text:p text:style-name="P27">Program <text:s text:c="2"/>--- <text:s/>Class</text:p>
          </table:table-cell>
          <table:table-cell table:style-name="Table1.A1" office:value-type="string">
            <text:p text:style-name="P2">Field</text:p>
          </table:table-cell>
        </table:table-row>
        <table:table-row table:style-name="Table1.1">
          <table:table-cell table:style-name="Table1.A1" office:value-type="string">
            <text:p text:style-name="P28">ObjDemo <text:s/>---- <text:s/>Object / Instance</text:p>
          </table:table-cell>
          <table:table-cell table:style-name="Table1.A1" office:value-type="string">
            <text:p text:style-name="P10">Parameterized Constructor</text:p>
          </table:table-cell>
        </table:table-row>
        <table:table-row table:style-name="Table1.1">
          <table:table-cell table:style-name="Table1.A1" office:value-type="string">
            <text:p text:style-name="P28">using System; <text:s/>---- <text:s/>Directive</text:p>
          </table:table-cell>
          <table:table-cell table:style-name="Table1.A1" office:value-type="string">
            <text:p text:style-name="P10">Namespace</text:p>
          </table:table-cell>
        </table:table-row>
      </table:table>
      <text:p text:style-name="P9"><text:tab/></text:p>
      <text:p text:style-name="P1"/>
      <text:list xml:id="list31606431" text:continue-numbering="true" text:style-name="WWNum2">
        <text:list-item>
          <text:p text:style-name="P22">What is the default value for the following data types.</text:p>
        </text:list-item>
      </text:list>
      <text:p text:style-name="P11"/>
      <table:table table:name="Table2" table:style-name="Table2">
        <table:table-column table:style-name="Table2.A" table:number-columns-repeated="2"/>
        <table:table-row table:style-name="Table2.1">
          <table:table-cell table:style-name="Table2.A1" office:value-type="string">
            <text:p text:style-name="P10">bool</text:p>
          </table:table-cell>
          <table:table-cell table:style-name="Table2.A1" office:value-type="string">
            <text:p text:style-name="P10">False.</text:p>
          </table:table-cell>
        </table:table-row>
        <table:table-row table:style-name="Table2.1">
          <table:table-cell table:style-name="Table2.A1" office:value-type="string">
            <text:p text:style-name="P10">string</text:p>
          </table:table-cell>
          <table:table-cell table:style-name="Table2.A1" office:value-type="string">
            <text:p text:style-name="P10">Null.(Because string is a reference type and the default value for all reference types is Null.</text:p>
          </table:table-cell>
        </table:table-row>
      </table:table>
      <text:p text:style-name="P11"/>
      <text:list xml:id="list31602164" text:continue-numbering="true" text:style-name="WWNum2">
        <text:list-item>
          <text:p text:style-name="P19">What is the difference between a ‘local variable” and a ‘field’ ? Explain in a few words (or) show the difference using a simple program.</text:p>
        </text:list-item>
      </text:list>
      <text:p text:style-name="P6">Field : </text:p>
      <text:p text:style-name="P8">A <text:span text:style-name="Emphasis">field </text:span>is a variable of any type that is declared directly in a <text:a xlink:type="simple" xlink:href="https://msdn.microsoft.com/en-us/library/0b0thckt.aspx" text:style-name="Internet_20_link" text:visited-style-name="Visited_20_Internet_20_Link">class</text:a> or <text:a xlink:type="simple" xlink:href="https://msdn.microsoft.com/en-us/library/ah19swz4.aspx" text:style-name="Internet_20_link" text:visited-style-name="Visited_20_Internet_20_Link">struct</text:a>..</text:p>
      <text:section text:style-name="Sect1" text:name="page">
        <text:section text:style-name="Sect1" text:name="body">
          <text:p text:style-name="Text_20_body"><text:bookmark text:name="page"/>Fields typically store the data that must be accessible to more than one class method and must be stored for longer than the lifetime of any single method.</text:p>
          <text:p text:style-name="P12">Example :</text:p>
          <text:p text:style-name="Text_20_body"><text:s text:c="2"/>day =&gt; Field.</text:p>
          <text:p text:style-name="Standard"><text:bookmark text:name="page1"/><text:s/><text:span text:style-name="T3">public</text:span><text:span text:style-name="T6"> </text:span><text:span text:style-name="T3">class</text:span><text:span text:style-name="T6"> CalendarEntry</text:span></text:p>
          <text:section text:style-name="Sect1" text:name="Section6">
            <text:section text:style-name="Sect1" text:name="Section7">
              <text:section text:style-name="Sect1" text:name="Section8">
                <text:section text:style-name="Sect1" text:name="Section9">
                  <text:section text:style-name="Sect1" text:name="Section10">
                    <text:section text:style-name="Sect1" text:name="code-snippet-1">
                      <text:section text:style-name="Sect2" text:name="CodeSnippetContainerCode_5e35ee10-6b1f-42d2-8d23-272c20e9401a">
                        <text:p text:style-name="P13">{</text:p>
                        <text:p text:style-name="P13"><text:s text:c="4"/><text:span text:style-name="T5">// private field</text:span></text:p>
                        <text:p text:style-name="P13"><text:s text:c="4"/><text:span text:style-name="T3">private</text:span> DateTime date;</text:p>
                        <text:p text:style-name="Preformatted_20_Text"/>
                        <text:p text:style-name="P13"><text:s text:c="4"/><text:span text:style-name="T5">// public field (Generally not recommended.)</text:span></text:p>
                        <text:p text:style-name="P13"><text:s text:c="4"/><text:span text:style-name="T3">public</text:span> <text:span text:style-name="T3">string</text:span> <text:span text:style-name="T10">day;</text:span></text:p>
                        <text:p text:style-name="Preformatted_20_Text"/>
                        <text:p text:style-name="P13"><text:s text:c="4"/><text:span text:style-name="T5">// Public property exposes date field safely.</text:span></text:p>
                        <text:p text:style-name="P13"><text:s text:c="4"/><text:span text:style-name="T3">public</text:span> DateTime Date </text:p>
                        <text:p text:style-name="P13"><text:s text:c="4"/>{</text:p>
                        <text:p text:style-name="P13"><text:s text:c="8"/><text:span text:style-name="T3">get</text:span> </text:p>
                        <text:p text:style-name="P13"><text:soft-page-break/><text:s text:c="8"/>{</text:p>
                        <text:p text:style-name="P13"><text:s text:c="12"/><text:span text:style-name="T3">return</text:span> date;</text:p>
                        <text:p text:style-name="P13"><text:s text:c="8"/>}</text:p>
                        <text:p text:style-name="P13"><text:s text:c="8"/><text:span text:style-name="T3">set</text:span> </text:p>
                        <text:p text:style-name="P13"><text:s text:c="8"/>{</text:p>
                        <text:p text:style-name="P13"><text:s text:c="12"/><text:span text:style-name="T5">// Set some reasonable boundaries for likely birth dates.</text:span></text:p>
                        <text:p text:style-name="P13"><text:s text:c="12"/><text:span text:style-name="T3">if</text:span> (value.Year &gt; 1900 &amp;&amp; value.Year &lt;= DateTime.Today.Year)</text:p>
                        <text:p text:style-name="P13"><text:s text:c="12"/>{</text:p>
                        <text:p text:style-name="P13"><text:s text:c="16"/>date = value;</text:p>
                        <text:p text:style-name="P14"><text:s text:c="12"/>}</text:p>
                      </text:section>
                    </text:section>
                  </text:section>
                </text:section>
              </text:section>
            </text:section>
          </text:section>
          <text:p text:style-name="P12">Local Variable : </text:p>
          <text:section text:style-name="Sect1" text:name="Section11">
            <text:section text:style-name="Sect1" text:name="Section12">
              <text:section text:style-name="Sect1" text:name="Section13">
                <text:section text:style-name="Sect1" text:name="Section14">
                  <text:section text:style-name="Sect1" text:name="Section15">
                    <text:p text:style-name="Text_20_body"><text:bookmark text:name="mainBody"/>Variables that are not used outside the scope of a single method should be declared as <text:span text:style-name="Emphasis">local variables</text:span> within the method body itself.</text:p>
                    <text:p text:style-name="P12">Example : </text:p>
                    <text:p text:style-name="Text_20_body"/>
                    <text:p text:style-name="Text_20_body"><text:s/></text:p>
                    <text:p text:style-name="P4"><text:span text:style-name="T7"><text:s text:c="8"/></text:span><text:span text:style-name="T4">public</text:span><text:span text:style-name="T7"> </text:span><text:span text:style-name="T4">static</text:span><text:span text:style-name="T7"> </text:span><text:span text:style-name="T4">void</text:span><text:span text:style-name="T7"> Run()</text:span></text:p>
                    <text:p text:style-name="P3"><text:s text:c="8"/>{</text:p>
                    <text:p text:style-name="P4"><text:span text:style-name="T7"><text:s text:c="12"/></text:span><text:span text:style-name="T4">while</text:span><text:span text:style-name="T7"> (</text:span><text:span text:style-name="T4">true</text:span><text:span text:style-name="T7">)</text:span></text:p>
                    <text:p text:style-name="P3"><text:s text:c="12"/>{</text:p>
                    <text:p text:style-name="P4"><text:span text:style-name="T7"><text:s text:c="16"/></text:span><text:span text:style-name="T4">string</text:span><text:span text:style-name="T7"> </text:span><text:span text:style-name="T11">userInput</text:span><text:span text:style-name="T7"> = AcceptInput();</text:span></text:p>
                    <text:p text:style-name="P4"><text:span text:style-name="T7"><text:s text:c="16"/></text:span><text:span text:style-name="T4">switch</text:span><text:span text:style-name="T7"> (userInput)</text:span></text:p>
                    <text:p text:style-name="P3"><text:s text:c="16"/>{</text:p>
                    <text:p text:style-name="P4"><text:span text:style-name="T7"><text:s text:c="20"/></text:span><text:span text:style-name="T4">case</text:span><text:span text:style-name="T7"> </text:span><text:span text:style-name="T8">"book"</text:span><text:span text:style-name="T7">:</text:span></text:p>
                    <text:p text:style-name="P3"><text:s text:c="24"/>Book();</text:p>
                    <text:p text:style-name="P4"><text:span text:style-name="T7"><text:s text:c="24"/></text:span><text:span text:style-name="T4">break</text:span><text:span text:style-name="T7">;</text:span></text:p>
                    <text:p text:style-name="P4"><text:span text:style-name="T7"><text:s text:c="20"/></text:span><text:span text:style-name="T4">case</text:span><text:span text:style-name="T7"> </text:span><text:span text:style-name="T8">"cancel"</text:span><text:span text:style-name="T7">:</text:span></text:p>
                    <text:p text:style-name="P3"><text:s text:c="24"/>Cancel();</text:p>
                    <text:p text:style-name="P4"><text:span text:style-name="T7"><text:s text:c="24"/></text:span><text:span text:style-name="T4">break</text:span><text:span text:style-name="T7">;</text:span></text:p>
                    <text:p text:style-name="P4"><text:span text:style-name="T7"><text:s text:c="20"/></text:span><text:span text:style-name="T4">case</text:span><text:span text:style-name="T7"> </text:span><text:span text:style-name="T8">"availability"</text:span><text:span text:style-name="T7">:</text:span></text:p>
                    <text:p text:style-name="P4"><text:span text:style-name="T7"><text:s text:c="24"/></text:span><text:span text:style-name="T4">if</text:span><text:span text:style-name="T7"> (IsBookedIn)</text:span></text:p>
                    <text:p text:style-name="P3"><text:s text:c="24"/>{</text:p>
                    <text:p text:style-name="P3"><text:s text:c="28"/>TotalSeat = TotalSeat - num;</text:p>
                    <text:p text:style-name="P4"><text:span text:style-name="T7"><text:s text:c="28"/></text:span><text:span text:style-name="T9">Console</text:span><text:span text:style-name="T7">.WriteLine(TotalSeat + </text:span><text:span text:style-name="T8">" seats are available. "</text:span><text:span text:style-name="T7">);</text:span></text:p>
                    <text:p text:style-name="P3"><text:s text:c="24"/>}</text:p>
                    <text:p text:style-name="P4"><text:span text:style-name="T7"><text:s text:c="24"/></text:span><text:span text:style-name="T4">else</text:span></text:p>
                    <text:p text:style-name="P3"><text:s text:c="24"/>{</text:p>
                    <text:p text:style-name="P3"><text:s text:c="28"/>TotalSeat = TotalSeat + num;</text:p>
                    <text:p text:style-name="P4"><text:span text:style-name="T7"><text:s text:c="28"/></text:span><text:span text:style-name="T9">Console</text:span><text:span text:style-name="T7">.WriteLine(TotalSeat + </text:span><text:span text:style-name="T8">" tickets are available for the movie Titanic"</text:span><text:span text:style-name="T7">);</text:span></text:p>
                    <text:p text:style-name="P3"><text:s text:c="24"/>}</text:p>
                    <text:p text:style-name="P4"><text:span text:style-name="T7"><text:s text:c="24"/></text:span><text:span text:style-name="T4">break</text:span><text:span text:style-name="T7">;</text:span></text:p>
                    <text:p text:style-name="P4"><text:span text:style-name="T7"><text:s text:c="20"/></text:span><text:span text:style-name="T4">case</text:span><text:span text:style-name="T7"> </text:span><text:span text:style-name="T8">"quit"</text:span><text:span text:style-name="T7">:</text:span></text:p>
                  </text:section>
                </text:section>
              </text:section>
            </text:section>
          </text:section>
          <text:p text:style-name="Text_20_body"/>
          <text:section text:style-name="Sect1" text:name="Section1">
            <text:section text:style-name="Sect1" text:name="Section2">
              <text:p text:style-name="Standard"><text:bookmark text:name="body"/>UserInput = &gt; <text:s/>Local variable.</text:p>
              <text:section text:style-name="Sect1" text:name="Section3">
                <text:p text:style-name="Standard"><text:bookmark text:name="content"/><text:soft-page-break/><text:s/></text:p>
              </text:section>
            </text:section>
          </text:section>
        </text:section>
      </text:section>
      <text:p text:style-name="P1"/>
      <text:list xml:id="list31590654" text:continue-numbering="true" text:style-name="WWNum2">
        <text:list-item>
          <text:p text:style-name="P19">Consider an integer variable ‘x’ in a program. What is the difference between ++x and x++.</text:p>
        </text:list-item>
      </text:list>
      <text:p text:style-name="P5">Answer : </text:p>
      <text:p text:style-name="P5"/>
      <text:p text:style-name="P7">The ++ operator can be placed in front of or behind the variable name. This affects the order in which tasks are performed. Suppose we have an integer named X. If we write Console.WriteLine(X++); the program first prints the original value of counter before incrementing counter by 1. In other words, it executes the tasks in this order</text:p>
      <text:p text:style-name="P7"><text:s/></text:p>
      <text:p text:style-name="P7"><text:s text:c="4"/>Console.WriteLine(X); </text:p>
      <text:p text:style-name="P7"><text:s text:c="5"/>X = X + 1;</text:p>
      <text:p text:style-name="P7">On the other hand, if we write Console.WriteLine(++X); the program first increments counter by 1 before printing the new value of counter. In other words, it executes the tasks in this order </text:p>
      <text:p text:style-name="P7"><text:s text:c="5"/>X = X + 1; </text:p>
      <text:p text:style-name="P7"><text:s text:c="5"/>Console.WriteLine(X);</text:p>
      <text:p text:style-name="P7"/>
      <text:list xml:id="list31593932" text:continue-numbering="true" text:style-name="WWNum2">
        <text:list-item>
          <text:p text:style-name="P19">Consider the following statement in a program. Explain what happens in this statement and what is the value of x after the execution of this statement.</text:p>
        </text:list-item>
      </text:list>
      <text:p text:style-name="P1"/>
      <text:list xml:id="list176274099072541993" text:style-name="WWNum4">
        <text:list-item>
          <text:p text:style-name="P24">X -= 5; <text:s/>====&gt; <text:s/>X=X-5 . [ If 10 is the initial value of X . After using the -= operator</text:p>
          <text:p text:style-name="P24">X =5.]</text:p>
        </text:list-item>
        <text:list-item>
          <text:p text:style-name="P24">int x = (int) 2.19; ====&gt; X = 2 <text:s text:c="2"/>[The decimal portion will truncated when using (int).</text:p>
          <text:p text:style-name="P24"/>
        </text:list-item>
      </text:list>
      <text:p text:style-name="P1"/>
      <text:list xml:id="list4097635257906766138" text:style-name="L1">
        <text:list-item>
          <text:p text:style-name="P16">Explain the difference between value type and reference type.Explain in a few words (or) show the difference using a simple program.</text:p>
        </text:list-item>
      </text:list>
      <text:p text:style-name="Standard"><text:s text:c="11"/>Anwer : </text:p>
      <text:p text:style-name="Standard"><text:s text:c="8"/></text:p>
      <text:p text:style-name="Standard"><text:s text:c="6"/>A value data type is a variable that stores its own data. When we write</text:p>
      <text:p text:style-name="Standard"><text:s/>int myNumber = 5;</text:p>
      <text:p text:style-name="Standard"><text:s/>the variable myNumber stores the actual value 5.</text:p>
      <text:p text:style-name="Standard"><text:s/>A reference type, on the other hand, does not store the actual data. Instead, it stores a reference to the data. It does not tell the compiler what the value of the data is; it tells the compiler where to find the actual data.</text:p>
      <text:p text:style-name="Standard">An example of a reference type is a string. When you write a statement like </text:p>
      <text:p text:style-name="Standard">string message = “Hello”; </text:p>
      <text:p text:style-name="Standard">the variable message actually does not store the string “Hello”. Instead, the string “Hello” is created and stored elsewhere in the computer’s memory. The variable message stores the address of that memory location.</text:p>
      <text:p text:style-name="Standard"/>
      <text:p text:style-name="Standard"><text:soft-page-break/></text:p>
      <text:list xml:id="list31613685" text:continue-numbering="true" text:style-name="L1">
        <text:list-header>
          <text:p text:style-name="P16"/>
        </text:list-header>
      </text:list>
      <text:p text:style-name="Standard"/>
      <text:list xml:id="list31609143" text:continue-list="list31593932" text:style-name="WWNum2">
        <text:list-item>
          <text:p text:style-name="P21"/>
        </text:list-item>
        <text:list-item>
          <text:p text:style-name="P19">Write a program that takes a number as the input and prints the following.</text:p>
        </text:list-item>
      </text:list>
      <text:p text:style-name="P1"><text:tab/></text:p>
      <text:p text:style-name="P1"><text:tab/>Sample Output:</text:p>
      <text:p text:style-name="P1"><text:tab/>Please enter a number: <text:span text:style-name="T1">8</text:span></text:p>
      <text:p text:style-name="P1"><text:tab/>8 * 1 = 8</text:p>
      <text:p text:style-name="P1"><text:tab/>8 * 2 = 16</text:p>
      <text:p text:style-name="P1"><text:tab/>8 * 3 = 24</text:p>
      <text:p text:style-name="P1"><text:tab/>8 * 4 = 32</text:p>
      <text:p text:style-name="P1"><text:tab/>8 * 5 = 40</text:p>
      <text:p text:style-name="P1"><text:tab/>8 * 6 = 48</text:p>
      <text:p text:style-name="P1"><text:tab/>8 * 7 = 56</text:p>
      <text:p text:style-name="P1"><text:tab/>8 * 8 = 64</text:p>
      <text:p text:style-name="P1"><text:tab/>8 * 9 = 72</text:p>
      <text:p text:style-name="P1"><text:tab/>8 * 10 = 80</text:p>
      <text:p text:style-name="P1"/>
      <text:list xml:id="list31601645" text:continue-numbering="true" text:style-name="WWNum2">
        <text:list-item>
          <text:p text:style-name="P19">Write a program that accepts a string as an input and performs the following operations.</text:p>
          <text:list>
            <text:list-item>
              <text:p text:style-name="P25">Prints in Reverse</text:p>
            </text:list-item>
            <text:list-item>
              <text:p text:style-name="P25">Length</text:p>
            </text:list-item>
            <text:list-item>
              <text:p text:style-name="P25">Counts occurrence of a particular character</text:p>
            </text:list-item>
          </text:list>
        </text:list-item>
      </text:list>
      <text:p text:style-name="P1"><text:tab/></text:p>
      <text:p text:style-name="P1"><text:tab/>Sample Output:</text:p>
      <text:p text:style-name="P1"><text:tab/>Please enter a string: <text:span text:style-name="T1">Hi my name is John. How are you doing today ?</text:span></text:p>
      <text:p text:style-name="P1"><text:tab/>Action: <text:span text:style-name="T1">Length</text:span></text:p>
      <text:p text:style-name="P1"><text:tab/>Length of the entire string is 45</text:p>
      <text:p text:style-name="P1"><text:tab/>Action: <text:span text:style-name="T1">Count</text:span></text:p>
      <text:p text:style-name="P1"><text:tab/>Enter the character that you want to count: <text:span text:style-name="T1">s</text:span></text:p>
      <text:p text:style-name="P1"><text:tab/>The character ‘s’ occurs a total of 1 time.</text:p>
      <text:p text:style-name="P1"><text:tab/>Action: <text:span text:style-name="T1">Reverse</text:span></text:p>
      <text:p text:style-name="P1"><text:tab/>String in reverse: ? yadot gniod uoy era woH .nhoJ si eman ym iH</text:p>
      <text:p text:style-name="P1"/>
      <text:list xml:id="list31602505" text:continue-numbering="true" text:style-name="WWNum2">
        <text:list-item>
          <text:p text:style-name="P19">Write a program to show if a number is odd or even. Use <text:span text:style-name="T1">inline if</text:span> instead of regular if/else.</text:p>
        </text:list-item>
      </text:list>
      <text:p text:style-name="P1"/>
      <text:p text:style-name="P1"><text:tab/>Sample Output:</text:p>
      <text:p text:style-name="P1"><text:tab/></text:p>
      <text:p text:style-name="P1"><text:tab/>Please enter a number: <text:span text:style-name="T1">2</text:span></text:p>
      <text:p text:style-name="P1"><text:tab/>The number entered ‘2’ is Even.</text:p>
      <text:p text:style-name="P1"/>
      <text:p text:style-name="P1"><text:tab/>Please enter a number: <text:span text:style-name="T1">1</text:span></text:p>
      <text:p text:style-name="P1"><text:tab/>The number entered ‘1’ is Odd.</text:p>
      <text:p text:style-name="P1"/>
      <text:list xml:id="list31608564" text:continue-numbering="true" text:style-name="WWNum2">
        <text:list-item>
          <text:p text:style-name="P19">Write a program that accepts a comma separated list of numbers and prints them in the sorted order.</text:p>
        </text:list-item>
      </text:list>
      <text:p text:style-name="P1"><text:soft-page-break/></text:p>
      <text:p text:style-name="P1"><text:tab/>Sample Output:</text:p>
      <text:p text:style-name="P1"><text:tab/></text:p>
      <text:p text:style-name="P1"><text:tab/>Please enter the list of numbers: <text:span text:style-name="T1">4,2,1,3,5</text:span></text:p>
      <text:p text:style-name="P1"><text:tab/>Sorted list of numbers = 1, 2, 3, 4, 5</text:p>
      <text:p text:style-name="P1"/>
      <text:list xml:id="list31585833" text:continue-numbering="true" text:style-name="WWNum2">
        <text:list-item>
          <text:p text:style-name="P19">Write a program that accepts the number of elements in an array and then prompts for the elements in the array. The array is of type integer. After accepting the input it should accept the following operations and print the results.</text:p>
          <text:list>
            <text:list-item>
              <text:p text:style-name="P25">Min</text:p>
            </text:list-item>
            <text:list-item>
              <text:p text:style-name="P25">Max</text:p>
            </text:list-item>
            <text:list-item>
              <text:p text:style-name="P25">Count</text:p>
            </text:list-item>
            <text:list-item>
              <text:p text:style-name="P25">Sum</text:p>
            </text:list-item>
            <text:list-item>
              <text:p text:style-name="P25">Avg</text:p>
            </text:list-item>
          </text:list>
        </text:list-item>
      </text:list>
      <text:p text:style-name="P1"><text:tab/></text:p>
      <text:p text:style-name="P1"><text:tab/>Sample Output:</text:p>
      <text:p text:style-name="P1"><text:tab/></text:p>
      <text:p text:style-name="P1"><text:tab/>Please enter the number of elements in the array: <text:span text:style-name="T1">3</text:span></text:p>
      <text:p text:style-name="P1"><text:tab/>Enter element 1: <text:span text:style-name="T1">2</text:span></text:p>
      <text:p text:style-name="P1"><text:tab/>Enter element 2: <text:span text:style-name="T1">4</text:span></text:p>
      <text:p text:style-name="P1"><text:tab/>Enter element 3: <text:span text:style-name="T1">6</text:span></text:p>
      <text:p text:style-name="P1"><text:tab/>Enter operation: <text:span text:style-name="T1">Min</text:span></text:p>
      <text:p text:style-name="P1"><text:tab/>Minimum value in the array: <text:span text:style-name="T1">2</text:span></text:p>
      <text:p text:style-name="P1"><text:tab/></text:p>
      <text:p text:style-name="P1"><text:tab/>Similarly implement and print the other operations.</text:p>
      <text:p text:style-name="P1"/>
      <text:list xml:id="list31587225" text:continue-numbering="true" text:style-name="WWNum2">
        <text:list-item>
          <text:p text:style-name="P19">Write a program that simulates the booking process in a theatre. The theatre has a total of 100 seats available. Assume the name of the movie running is “Titanic”.</text:p>
        </text:list-item>
      </text:list>
      <text:p text:style-name="P1"/>
      <text:p text:style-name="P1"><text:tab/>Following are the actions that can be performed.</text:p>
      <text:list xml:id="list4903243698406354960" text:style-name="WWNum3">
        <text:list-item>
          <text:list>
            <text:list-item>
              <text:p text:style-name="P26">Book - Deducts the number of tickets (if available). Else it would result in the booking failure.</text:p>
            </text:list-item>
            <text:list-item>
              <text:p text:style-name="P26">Cancel - Add the number of tickets back to the available number of tickets.</text:p>
            </text:list-item>
            <text:list-item>
              <text:p text:style-name="P26">Availability- Prints the number of available tickets.</text:p>
            </text:list-item>
          </text:list>
        </text:list-item>
      </text:list>
      <text:p text:style-name="P1"/>
      <text:p text:style-name="P9">Sample Output:</text:p>
      <text:p text:style-name="P1"><text:tab/></text:p>
      <text:p text:style-name="P9">Please enter what you want to do: <text:span text:style-name="T1">Book</text:span></text:p>
      <text:p text:style-name="P9">Please enter the number of tickets: <text:span text:style-name="T1">5</text:span></text:p>
      <text:p text:style-name="P9">5 tickets have been booked for the movie “Titanic”</text:p>
      <text:p text:style-name="P1"/>
      <text:p text:style-name="P9">Please enter what you want to do: <text:span text:style-name="T1">Availability</text:span></text:p>
      <text:p text:style-name="P9">95 tickets are available for the movie “Titanic”<text:tab/></text:p>
      <text:p text:style-name="P1"/>
      <text:p text:style-name="P1"><text:soft-page-break/><text:tab/>Please enter what you want to do: <text:span text:style-name="T1">Cancel</text:span></text:p>
      <text:p text:style-name="P1"><text:span text:style-name="T1"><text:tab/></text:span>Please enter the number of tickets: <text:span text:style-name="T1">5</text:span></text:p>
      <text:p text:style-name="P9">5 tickets have been cancelled for the movie “Titanic”</text:p>
      <text:p text:style-name="P1"><text:tab/></text:p>
      <text:p text:style-name="P9">Please enter what you want to do: <text:span text:style-name="T1">Availability</text:span></text:p>
      <text:p text:style-name="P9">100 tickets are available for the movie “Titan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Arial" svg:font-family="Arial" style:font-family-generic="roman" style:font-pitch="variable"/>
    <style:font-face style:name="Consolas1"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2" svg:font-family="Consola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2" text:style-name="ListLabel_20_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1.75in" fo:margin-left="2in"/>
        </style:list-level-properties>
      </text:list-level-style-number>
      <text:list-level-style-number text:level="4" text:style-name="ListLabel_20_1" style:num-suffix="." style:num-format="a" text:display-levels="3">
        <style:list-level-properties text:list-level-position-and-space-mode="label-alignment">
          <style:list-level-label-alignment text:label-followed-by="listtab" fo:text-indent="2.25in" fo:margin-left="2.5in"/>
        </style:list-level-properties>
      </text:list-level-style-number>
      <text:list-level-style-number text:level="5" text:style-name="ListLabel_20_1" style:num-suffix="." style:num-format="i" text:display-levels="4">
        <style:list-level-properties text:list-level-position-and-space-mode="label-alignment" fo:text-align="end">
          <style:list-level-label-alignment text:label-followed-by="listtab" fo:text-indent="2.75in" fo:margin-left="3in"/>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3.25in" fo:margin-left="3.5in"/>
        </style:list-level-properties>
      </text:list-level-style-number>
      <text:list-level-style-number text:level="7" text:style-name="ListLabel_20_1" style:num-suffix="." style:num-format="a" text:display-levels="6">
        <style:list-level-properties text:list-level-position-and-space-mode="label-alignment">
          <style:list-level-label-alignment text:label-followed-by="listtab" fo:text-indent="3.75in" fo:margin-left="4in"/>
        </style:list-level-properties>
      </text:list-level-style-number>
      <text:list-level-style-number text:level="8" text:style-name="ListLabel_20_1" style:num-suffix="." style:num-format="i" text:display-levels="7">
        <style:list-level-properties text:list-level-position-and-space-mode="label-alignment" fo:text-align="end">
          <style:list-level-label-alignment text:label-followed-by="listtab" fo:text-indent="4.25in" fo:margin-left="4.5in"/>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3-31T11:42:37.89</dc:date>
    <dc:creator>Soma  Natarajan</dc:creator>
    <meta:generator>OpenOffice/4.1.2$Win32 OpenOffice.org_project/412m3$Build-9782</meta:generator>
    <meta:editing-duration>PT18H48M59S</meta:editing-duration>
    <meta:editing-cycles>2</meta:editing-cycles>
    <meta:document-statistic meta:table-count="2" meta:image-count="0" meta:object-count="0" meta:page-count="8" meta:paragraph-count="195" meta:word-count="1410" meta:character-count="8475"/>
  </office:meta>
</office:document-meta>
</file>